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b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ham_2720@soham-HP-Laptop-15s-du3xxx:~/Desktop$ mkdir Bash</text:p>
      <text:p text:style-name="Standard">soham_2720@soham-HP-Laptop-15s-du3xxx:~/Desktop$ cd Bash</text:p>
      <text:p text:style-name="Standard">soham_2720@soham-HP-Laptop-15s-du3xxx:~/Desktop/Bash$ echo 'echo all done' &gt; hello.sh</text:p>
      <text:p text:style-name="Standard">soham_2720@soham-HP-Laptop-15s-du3xxx:~/Desktop/Bash$ </text:p>
      <text:p text:style-name="Standard">soham_2720@soham-HP-Laptop-15s-du3xxx:~/Desktop/Bash$ hello.sh</text:p>
      <text:p text:style-name="Standard">hello.sh: command not found</text:p>
      <text:p text:style-name="Standard">soham_2720@soham-HP-Laptop-15s-du3xxx:~/Desktop/Bash$ bash hello.sh</text:p>
      <text:p text:style-name="Standard">all done</text:p>
      <text:p text:style-name="Standard">soham_2720@soham-HP-Laptop-15s-du3xxx:~/Desktop/Bash$ nano hello_nano.sh</text:p>
      <text:p text:style-name="Standard">soham_2720@soham-HP-Laptop-15s-du3xxx:~/Desktop/Bash$ chmod +x hello_nano.sh</text:p>
      <text:p text:style-name="Standard">soham_2720@soham-HP-Laptop-15s-du3xxx:~/Desktop/Bash$ ./hello_nano.sh</text:p>
      <text:p text:style-name="Standard">hello nano</text:p>
      <text:p text:style-name="Standard">another line</text:p>
      <text:p text:style-name="Standard">soham_2720@soham-HP-Laptop-15s-du3xxx:~/Desktop/Bash$ bash hello_nano.sh</text:p>
      <text:p text:style-name="Standard">hello nano</text:p>
      <text:p text:style-name="Standard">another line</text:p>
      <text:p text:style-name="Standard">soham_2720@soham-HP-Laptop-15s-du3xxx:~/Desktop/Bash$ cat x.sh</text:p>
      <text:p text:style-name="Standard">cat: x.sh: No such file or directory</text:p>
      <text:p text:style-name="Standard">soham_2720@soham-HP-Laptop-15s-du3xxx:~/Desktop/Bash$ cat&gt;x.sh</text:p>
      <text:p text:style-name="Standard">#!/bin/bash</text:p>
      <text:p text:style-name="Standard">echo ${4} ${6} ${26}</text:p>
      <text:p text:style-name="Standard">^C</text:p>
      <text:p text:style-name="Standard">soham_2720@soham-HP-Laptop-15s-du3xxx:~/Desktop/Bash$ bash x.sh{A..Z}</text:p>
      <text:p text:style-name="Standard">bash: x.shA: No such file or directory</text:p>
      <text:p text:style-name="Standard">soham_2720@soham-HP-Laptop-15s-du3xxx:~/Desktop/Bash$ bash x.sh {A..Z}</text:p>
      <text:p text:style-name="Standard">D F Z</text:p>
      <text:p text:style-name="Standard">soham_2720@soham-HP-Laptop-15s-du3xxx:~/Desktop/Bash$ nano expands.sh</text:p>
      <text:p text:style-name="Standard">soham_2720@soham-HP-Laptop-15s-du3xxx:~/Desktop/Bash$ chmod +x expands.sh</text:p>
      <text:p text:style-name="Standard">soham_2720@soham-HP-Laptop-15s-du3xxx:~/Desktop/Bash$ ./expands.sh</text:p>
      <text:p text:style-name="Standard"/>
      <text:p text:style-name="Standard">0</text:p>
      <text:p text:style-name="Standard">0</text:p>
      <text:p text:style-name="Standard">0</text:p>
      <text:p text:style-name="Standard">soham_2720@soham-HP-Laptop-15s-du3xxx:~/Desktop/Bash$ bash expands.sh {A..Z}</text:p>
      <text:p text:style-name="Standard">A B C D E F G H I J K L M N O P Q R S T U V W X Y Z</text:p>
      <text:p text:style-name="Standard">26</text:p>
      <text:p text:style-name="Standard">26</text:p>
      <text:p text:style-name="Standard">0</text:p>
      <text:p text:style-name="Standard">soham_2720@soham-HP-Laptop-15s-du3xxx:~/Desktop/Bash$ bash expands.sh {A,B,D}</text:p>
      <text:p text:style-name="Standard">A B D</text:p>
      <text:p text:style-name="Standard">3</text:p>
      <text:p text:style-name="Standard">3</text:p>
      <text:p text:style-name="Standard">0</text:p>
      <text:p text:style-name="Standard">soham_2720@soham-HP-Laptop-15s-du3xxx:~/Desktop/Bash$ nano expands.sh</text:p>
      <text:p text:style-name="Standard">soham_2720@soham-HP-Laptop-15s-du3xxx:~/Desktop/Bash$ nano expands.sh</text:p>
      <text:p text:style-name="Standard">soham_2720@soham-HP-Laptop-15s-du3xxx:~/Desktop/Bash$ bash expands.sh {A,B,D}</text:p>
      <text:p text:style-name="Standard">A B D</text:p>
      <text:p text:style-name="Standard">3</text:p>
      <text:p text:style-name="Standard">3</text:p>
      <text:p text:style-name="Standard">0</text:p>
      <text:p text:style-name="Standard">_sily</text:p>
      <text:p text:style-name="Standard">soham_2720@soham-HP-Laptop-15s-du3xxx:~/Desktop/Bash$ cat&gt;arthmetic.sh</text:p>
      <text:p text:style-name="Standard"><text:soft-page-break/>#!/bin/bash</text:p>
      <text:p text:style-name="Standard">a=4</text:p>
      <text:p text:style-name="Standard">b=6</text:p>
      <text:p text:style-name="Standard">echo "before increment a and b"</text:p>
      <text:p text:style-name="Standard">echo $a</text:p>
      <text:p text:style-name="Standard">echo $b</text:p>
      <text:p text:style-name="Standard">echo "After increment a and b"</text:p>
      <text:p text:style-name="Standard">echo $a</text:p>
      <text:p text:style-name="Standard">echo $b</text:p>
      <text:p text:style-name="Standard">^C</text:p>
      <text:p text:style-name="Standard">soham_2720@soham-HP-Laptop-15s-du3xxx:~/Desktop/Bash$ arthmetic.sh</text:p>
      <text:p text:style-name="Standard">arthmetic.sh: command not found</text:p>
      <text:p text:style-name="Standard">soham_2720@soham-HP-Laptop-15s-du3xxx:~/Desktop/Bash$ bash arthmetic.sh</text:p>
      <text:p text:style-name="Standard">before increment a and b</text:p>
      <text:p text:style-name="Standard">4</text:p>
      <text:p text:style-name="Standard">6</text:p>
      <text:p text:style-name="Standard">After increment a and b</text:p>
      <text:p text:style-name="Standard">4</text:p>
      <text:p text:style-name="Standard">6</text:p>
      <text:p text:style-name="Standard">soham_2720@soham-HP-Laptop-15s-du3xxx:~/Desktop/Bash$ arthmetic.sh</text:p>
      <text:p text:style-name="Standard">arthmetic.sh: command not found</text:p>
      <text:p text:style-name="Standard">soham_2720@soham-HP-Laptop-15s-du3xxx:~/Desktop/Bash$ cat arthmetic.sh</text:p>
      <text:p text:style-name="Standard">#!/bin/bash</text:p>
      <text:p text:style-name="Standard">a=4</text:p>
      <text:p text:style-name="Standard">b=6</text:p>
      <text:p text:style-name="Standard">echo "before increment a and b"</text:p>
      <text:p text:style-name="Standard">echo $a</text:p>
      <text:p text:style-name="Standard">echo $b</text:p>
      <text:p text:style-name="Standard">echo "After increment a and b"</text:p>
      <text:p text:style-name="Standard">echo $a</text:p>
      <text:p text:style-name="Standard">echo $b</text:p>
      <text:p text:style-name="Standard">soham_2720@soham-HP-Laptop-15s-du3xxx:~/Desktop/Bash$ vim arthmetic.sh</text:p>
      <text:p text:style-name="Standard">soham_2720@soham-HP-Laptop-15s-du3xxx:~/Desktop/Bash$ bash arthmetic.sh</text:p>
      <text:p text:style-name="Standard">before increment a and b</text:p>
      <text:p text:style-name="Standard">4</text:p>
      <text:p text:style-name="Standard">6</text:p>
      <text:p text:style-name="Standard">After increment a and b</text:p>
      <text:p text:style-name="Standard">4</text:p>
      <text:p text:style-name="Standard">6</text:p>
      <text:p text:style-name="Standard">soham_2720@soham-HP-Laptop-15s-du3xxx:~/Desktop/Bash$ vim arthmetic.sh</text:p>
      <text:p text:style-name="Standard">soham_2720@soham-HP-Laptop-15s-du3xxx:~/Desktop/Bash$ bash arthmetic.sh</text:p>
      <text:p text:style-name="Standard">before increment a and b</text:p>
      <text:p text:style-name="Standard">4</text:p>
      <text:p text:style-name="Standard">6</text:p>
      <text:p text:style-name="Standard">After increment a and b</text:p>
      <text:p text:style-name="Standard">4</text:p>
      <text:p text:style-name="Standard">6</text:p>
      <text:p text:style-name="Standard">5</text:p>
      <text:p text:style-name="Standard">5</text:p>
      <text:p text:style-name="Standard">soham_2720@soham-HP-Laptop-15s-du3xxx:~/Desktop/Bash$ vim arthmetic.sh</text:p>
      <text:p text:style-name="Standard">soham_2720@soham-HP-Laptop-15s-du3xxx:~/Desktop/Bash$ bash arthmetic.sh</text:p>
      <text:p text:style-name="Standard">before increment a and b</text:p>
      <text:p text:style-name="Standard"><text:soft-page-break/>4</text:p>
      <text:p text:style-name="Standard">6</text:p>
      <text:p text:style-name="Standard">After increment a and b</text:p>
      <text:p text:style-name="Standard">5</text:p>
      <text:p text:style-name="Standard">arthmetic.sh: command substitution: line 10: syntax error near unexpected token `b'</text:p>
      <text:p text:style-name="Standard">arthmetic.sh: command substitution: line 10: `--(b))'</text:p>
      <text:p text:style-name="Standard">soham_2720@soham-HP-Laptop-15s-du3xxx:~/Desktop/Bash$ vim arthmetic.sh</text:p>
      <text:p text:style-name="Standard">soham_2720@soham-HP-Laptop-15s-du3xxx:~/Desktop/Bash$ bash arthmetic.sh</text:p>
      <text:p text:style-name="Standard">before increment a and b</text:p>
      <text:p text:style-name="Standard">4</text:p>
      <text:p text:style-name="Standard">6</text:p>
      <text:p text:style-name="Standard">After increment a and b</text:p>
      <text:p text:style-name="Standard">5</text:p>
      <text:p text:style-name="Standard">arthmetic.sh: line 9: unexpected EOF while looking for matching `)'</text:p>
      <text:p text:style-name="Standard">arthmetic.sh: line 14: syntax error: unexpected end of file</text:p>
      <text:p text:style-name="Standard">soham_2720@soham-HP-Laptop-15s-du3xxx:~/Desktop/Bash$ vim arthmetic.sh</text:p>
      <text:p text:style-name="Standard">soham_2720@soham-HP-Laptop-15s-du3xxx:~/Desktop/Bash$ bash arthmetic.sh</text:p>
      <text:p text:style-name="Standard">before increment a and b</text:p>
      <text:p text:style-name="Standard">4</text:p>
      <text:p text:style-name="Standard">6</text:p>
      <text:p text:style-name="Standard">After increment a and b</text:p>
      <text:p text:style-name="Standard">5</text:p>
      <text:p text:style-name="Standard">arthmetic.sh: line 9: unexpected EOF while looking for matching `)'</text:p>
      <text:p text:style-name="Standard">arthmetic.sh: line 14: syntax error: unexpected end of file</text:p>
      <text:p text:style-name="Standard">soham_2720@soham-HP-Laptop-15s-du3xxx:~/Desktop/Bash$ vim arthmetic.sh</text:p>
      <text:p text:style-name="Standard">soham_2720@soham-HP-Laptop-15s-du3xxx:~/Desktop/Bash$ bash arthmetic.sh</text:p>
      <text:p text:style-name="Standard">before increment a and b</text:p>
      <text:p text:style-name="Standard">4</text:p>
      <text:p text:style-name="Standard">6</text:p>
      <text:p text:style-name="Standard">After increment a and b</text:p>
      <text:p text:style-name="Standard">5</text:p>
      <text:p text:style-name="Standard">5</text:p>
      <text:p text:style-name="Standard">soham_2720@soham-HP-Laptop-15s-du3xxx:~/Desktop/Bash$ cd function</text:p>
      <text:p text:style-name="Standard">soham_2720@soham-HP-Laptop-15s-du3xxx:~/Desktop/Bash/function$ cat&gt;function.sh</text:p>
      <text:p text:style-name="Standard">function hello(){</text:p>
      <text:p text:style-name="Standard">echo "function working correctly"</text:p>
      <text:p text:style-name="Standard">echo "function call successful"</text:p>
      <text:p text:style-name="Standard">echo "hello" <text:s text:c="4"/></text:p>
      <text:p text:style-name="Standard">}</text:p>
      <text:p text:style-name="Standard"/>
      <text:p text:style-name="Standard">hello</text:p>
      <text:p text:style-name="Standard">^C</text:p>
      <text:p text:style-name="Standard">soham_2720@soham-HP-Laptop-15s-du3xxx:~/Desktop/Bash/function$ bash function.sh</text:p>
      <text:p text:style-name="Standard">function working correctly</text:p>
      <text:p text:style-name="Standard">function call successful</text:p>
      <text:p text:style-name="Standard">hello</text:p>
      <text:p text:style-name="Standard">soham_2720@soham-HP-Laptop-15s-du3xxx:~/Desktop/Bash/function$ cd bash</text:p>
      <text:p text:style-name="Standard">bash: cd: bash: No such file or directory</text:p>
      <text:p text:style-name="Standard">soham_2720@soham-HP-Laptop-15s-du3xxx:~/Desktop/Bash/function$ a=1</text:p>
      <text:p text:style-name="Standard">soham_2720@soham-HP-Laptop-15s-du3xxx:~/Desktop/Bash/function$ b=2</text:p>
      <text:p text:style-name="Standard">soham_2720@soham-HP-Laptop-15s-du3xxx:~/Desktop/Bash/function$ [$a</text:p>
      <text:p text:style-name="Standard"/>
      <text:p text:style-name="P1"><text:soft-page-break/>echo "Hello world"</text:p>
      <text:p text:style-name="P1">myname="soham"</text:p>
      <text:p text:style-name="P1">mymis="112103040"</text:p>
      <text:p text:style-name="P1">echo "My name is $myname"</text:p>
      <text:p text:style-name="P1">echo "my mis is $mymis "</text:p>
      <text:p text:style-name="P1">files=$(pwd)</text:p>
      <text:p text:style-name="P1">echo "this will give the pwd:"</text:p>
      <text:p text:style-name="P1">echo $files</text:p>
      <text:p text:style-name="P1">time=$(date)</text:p>
      <text:p text:style-name="P1">echo "Todays date is:" $time</text:p>
      <text:p text:style-name="P1"/>
      <text:p text:style-name="P1">echo "Given condition in the if else will come out true"</text:p>
      <text:p text:style-name="P1">num=50</text:p>
      <text:p text:style-name="P1">if [ $num -eq 50 ]</text:p>
      <text:p text:style-name="P1">then</text:p>
      <text:p text:style-name="P1"><text:s text:c="8"/>echo "Condition is true"</text:p>
      <text:p text:style-name="P1">fi</text:p>
      <text:p text:style-name="P1"/>
      <text:p text:style-name="P1">echo "loop 1 to 5"</text:p>
      <text:p text:style-name="P1">a=1</text:p>
      <text:p text:style-name="P1"/>
      <text:p text:style-name="P1">while [ $a -le 5]</text:p>
      <text:p text:style-name="P1">do</text:p>
      <text:p text:style-name="P1"><text:s text:c="8"/>echo $a</text:p>
      <text:p text:style-name="P1"><text:s text:c="8"/>a=$(( a +1 ))</text:p>
      <text:p text:style-name="P1"><text:s text:c="8"/>sleep 0.5</text:p>
      <text:p text:style-name="P1">done</text:p>
      <text:p text:style-name="P1">echo "While loop is now completed"</text:p>
      <text:p text:style-name="P1">echo "T forloop counting from 1 to 5"</text:p>
      <text:p text:style-name="P1"/>
      <text:p text:style-name="P1">echo "Forloop is now completed"</text:p>
      <text:p text:style-name="P1">for cur in {1..5}</text:p>
      <text:p text:style-name="P1">do</text:p>
      <text:p text:style-name="P1"><text:s text:c="8"/>echo $cur</text:p>
      <text:p text:style-name="P1"><text:s text:c="8"/>sleep 0.5</text:p>
      <text:p text:style-name="P1">do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09:43:14.394870036</meta:creation-date>
    <dc:date>2023-02-06T10:31:07.669514083</dc:date>
    <meta:editing-duration>PT3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85" meta:word-count="560" meta:character-count="5248" meta:non-whitespace-character-count="4820"/>
  </office:meta>
</office:document-meta>
</file>